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c1da8" officeooo:paragraph-rsid="001c1d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4.03.22 2-Бклас ЗаярнюкС.А.Літературне читання Робота <text:s/>з дитячою книгою.”Сонячні вітрила”</text:p>
      <text:p text:style-name="P1"/>
      <text:p text:style-name="P1"/>
      <text:p text:style-name="P1"/>
      <text:p text:style-name="P1">Прочитай уважно оповідання з підручника “Сонячні вітрила” стр.85.</text:p>
      <text:p text:style-name="P1">“Все росте і розвивається”</text:p>
      <text:p text:style-name="P1"/>
      <text:p text:style-name="P1"/>
      <text:p text:style-name="P1"/>
      <text:p text:style-name="P1">Дай відповіді на питання.</text:p>
      <text:p text:style-name="P1">Перевір себе. Пройди онлай-тестування:</text:p>
      <text:p text:style-name="P1"><text:a xlink:type="simple" xlink:href="https://vseosvita.ua/test/vse-roste-i-rozvyvaietsia-325174.html" text:style-name="Internet_20_link" text:visited-style-name="Visited_20_Internet_20_Link">https://vseosvita.ua/test/vse-roste-i-rozvyvaietsia-325174.html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3T17:21:57.038000000</meta:creation-date>
    <dc:date>2022-03-23T17:30:29.243000000</dc:date>
    <meta:editing-duration>PT8M35S</meta:editing-duration>
    <meta:editing-cycles>1</meta:editing-cycles>
    <meta:document-statistic meta:table-count="0" meta:image-count="0" meta:object-count="0" meta:page-count="1" meta:paragraph-count="6" meta:word-count="30" meta:character-count="307" meta:non-whitespace-character-count="282"/>
    <meta:generator>LibreOffice/6.3.4.2$Windows_X86_64 LibreOffice_project/60da17e045e08f1793c57c00ba83cdfce946d0aa</meta:generator>
  </office:meta>
</office:document-meta>
</file>